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EVO Reset Service</text:p>
      <text:p text:style-name="P7"/>
      <text:p text:style-name="P2"><text:span text:style-name="T1">16.05.2011 Версия 0.4 Изменения и дополнения.</text:span></text:p>
      <text:p text:style-name="P2"><text:span text:style-name="T1">- сделал возможность переключать драйвер принтера: встроенный в Бейсик 48 или через </text:span>AY <text:span text:style-name="T1">порт.</text:span></text:p>
      <text:p text:style-name="P2"><text:span text:style-name="T1">- сделал возможность перезагружать или не перезагружать шрифт из ПЗУ по сбросу для текстмода.</text:span></text:p>
      <text:p text:style-name="P2"><text:span text:style-name="T1">- сделал возможность выбрать какой шрифт загружать из ПЗУ по сбросу для текстмода: стандартный </text:span>ATM <text:span text:style-name="T1">(аля </text:span>KOI8) <text:span text:style-name="T1">или </text:span>CP866.</text:p>
      <text:p text:style-name="P3">- переделан вывод рамки для <text:span text:style-name="T2">CMOS editor </text:span>в зависимости от выбранного шрифта.</text:p>
      <text:p text:style-name="P2"><text:span text:style-name="T1"/></text:p>
      <text:p text:style-name="P2"><text:span text:style-name="T1">15</text:span>.05.2011 <text:span text:style-name="T1">Версия 0.</text:span>39<text:span text:style-name="T1">а Дополнения.</text:span></text:p>
      <text:p text:style-name="P2"><text:span text:style-name="T1">- сделал во флешере проверку на байт </text:span>#FF. <text:span text:style-name="T1">Если таковой обнаружен, то не прошивается. Соответственно ускорился процесс прошивки новых версий.</text:span></text:p>
      <text:p text:style-name="P3">- сделал возможность загрузки шрифта для текстмода.</text:p>
      <text:p text:style-name="P2"/>
      <text:p text:style-name="P2">09.05.2011 <text:span text:style-name="T1">Версия 0.39 Дополнения.</text:span></text:p>
      <text:p text:style-name="P2"><text:span text:style-name="T1">- немного навел порядок в сервисной странице и сделал возможность использовать прошивку </text:span>GLUK, <text:span text:style-name="T1">кому это больше нравится. </text:span></text:p>
      <text:p text:style-name="P2"/>
      <text:p text:style-name="P2">04.05.2011 <text:span text:style-name="T1">Версия 0.38 Исправления и дополнения.</text:span></text:p>
      <text:p text:style-name="P3">- исправлена ошибка неправильного вычисления высоты файлового окна в зависимости от количества файлов</text:p>
      <text:p text:style-name="P3">- добавлено переключение загрузки с магнитофонного входа или с <text:span text:style-name="T2">FAT </text:span>устройств.</text:p>
      <text:p text:style-name="P3">- добавлена возможность загрузки и запуска <text:span text:style-name="T2">TAP </text:span>файлов.</text:p>
      <text:p text:style-name="P3"/>
      <text:p text:style-name="P3">23.03.2011 Версия 0.37 Дополнение.</text:p>
      <text:p text:style-name="P3">- в редакторе <text:span text:style-name="T2">CMOS </text:span>каждую секунду обновляются ячейки времени и перепечатываются на экране.</text:p>
      <text:p text:style-name="P3">- для первых 17 ячеек выводится краткое описание.</text:p>
      <text:p text:style-name="P2">- <text:span text:style-name="T1">при редактировании времени запись в </text:span>CMOS <text:span text:style-name="T1">производится сразу, для остальных ячеек запись производится по нажатию клавиши </text:span>«S»/</text:p>
      <text:p text:style-name="P2"/>
      <text:p text:style-name="P2">22.<text:span text:style-name="T1">03.2011 Версия 0.36 Исправление ошибки.</text:span></text:p>
      <text:p text:style-name="P2"><text:span text:style-name="T1">- исправлена ошибка загрузки </text:span>SCL <text:span text:style-name="T1">файлов, проявлялась только на некоторых файлах.</text:span></text:p>
      <text:p text:style-name="P2"/>
      <text:p text:style-name="P2">19.<text:span text:style-name="T1">03.2011 Версия 0.35 Изменения.</text:span></text:p>
      <text:p text:style-name="P2"><text:span text:style-name="T1">- переделал выход из прошивальщика, теперь после прошивание принудительно происходит перезапуск </text:span>ROM. <text:span text:style-name="T1">Нажатия </text:span>RESET <text:span text:style-name="T1">после прошивания теперь не требуется.</text:span></text:p>
      <text:p text:style-name="P2"><text:span text:style-name="T1">- немного навел красоту в редакторе </text:span>CMOS.</text:p>
      <text:p text:style-name="P2"/>
      <text:p text:style-name="P2">17.03.2011 <text:span text:style-name="T1">Версия 0.34 Изменения.</text:span></text:p>
      <text:p text:style-name="P2"><text:span text:style-name="T1">- написал с нуля редактор </text:span>CMOS <text:span text:style-name="T1">под режим текстмоде</text:span>, <text:span text:style-name="T1">добавлен пункт в меню </text:span>Service. <text:span text:style-name="T1">Подсказок по ячейкам пока нет.</text:span> <text:span text:style-name="T1">Старый редактор пока не удален.</text:span></text:p>
      <text:p text:style-name="P2"/>
      <text:p text:style-name="P2">27.02.2011 <text:span text:style-name="T1">Версия 0.33 Изменения.</text:span></text:p>
      <text:p text:style-name="P2"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/>
      <text:p text:style-name="P2">12.02.2011 <text:span text:style-name="T1">Версия 0.32 Изменения.</text:span></text:p>
      <text:p text:style-name="P3"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3">- изменено ожидание нажатия клавиш при ошибках.</text:p>
      <text:p text:style-name="P3"/>
      <text:p text:style-name="P3">07.02.2011 Версия 0.31 Дополнение.</text:p>
      <text:p text:style-name="P3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oft-page-break/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3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килобайт.</text:span></text:p>
      <text:p text:style-name="P3">- удалена очистка страниц памяти.</text:p>
      <text:p text:style-name="P3">- переделано форматирование рамдиска с учетом его нового формата.</text:p>
      <text:p text:style-name="P3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3">- рамдиск усложнился, в первой странице рамдиска создается таблица дорожек и секторов. Для <text:span text:style-name="T2">FDI </text:span>образа конвертируется заголок, для <text:span text:style-name="T2">TRD </text:span>и <text:span text:style-name="T2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3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3">- сделано принудительное определение <text:span text:style-name="T2">FAT </text:span>даже при наличии <text:span text:style-name="T2">MBR.</text:span></text:p>
      <text:p text:style-name="P3">- начало рамдиска переехало на одну страницу вниз.</text:p>
      <text:p text:style-name="P3"/>
      <text:p text:style-name="P3">28.11.2010 Версия 0.24 Изменения.</text:p>
      <text:p text:style-name="P3">- изменен прошивальщик ПЗУ. Теперь прошивает все ПЗУ полностью все 512 Кб. Соотвественно в файловом окне отображаются только <text:span text:style-name="T2">ROM </text:span>файлы размером 512 Кб. Файлы размером 64 Кб не отображаются и не прошиваются.</text:p>
      <text:p text:style-name="P3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3">- устранено появление мышиного курсора при выборе конфигурации и при переключении турбо режима.</text:p>
      <text:p text:style-name="P3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как вызывать.</text:span></text:p>
      <text:p text:style-name="P3">- исправлено вылезание курсора в файловом окне при отсуствии файлов и нажатии кнопки перехода на страницу вверх.</text:p>
      <text:p text:style-name="P3">- поправлена упущенная возможность запуска кодовых блоков через <text:span text:style-name="T2">«FAT boot» </text:span>с возможностью выхода в Бейсик.</text:p>
      <text:p text:style-name="P3"/>
      <text:p text:style-name="P3">13.11.2010 Версия 0.22 Добавление функционала и исправление ошибки.</text:p>
      <text:p text:style-name="P3">- исправлена ошибка высчитывания остатка загрузки в страницу памяти при загрузке <text:span text:style-name="T2">SCL </text:span>файлов.</text:p>
      <text:p text:style-name="P3">- добавлен<text:span text:style-name="T2"> </text:span>пункт <text:span text:style-name="T2">«Update FLASH ROM»</text:span> для быстрого обновления прошивок ПЗУ. </text:p>
      <text:p text:style-name="P3"/>
      <text:p text:style-name="P3">03.11.2010 Версия 0.21 Добавление функционала для поддержки <text:span text:style-name="T2">EVO-DOS.</text:span></text:p>
      <text:p text:style-name="P3">- добавлена возможность капирования в память для виртуального дисковода <text:span text:style-name="T2">TRD </text:span>и <text:span text:style-name="T2">SCL </text:span>(раскрытие образов);</text:p>
      <text:p text:style-name="P3"><text:soft-page-break/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">DOS #3D13</text:span>;</text:p>
      <text:p text:style-name="P3">- на экране добавлена возможность менять виртуальный дискововод не только клавишей <text:span text:style-name="T2">“Y”, </text:span>но и при помощи мыши;</text:p>
      <text:p text:style-name="P3">- внизу экрана добавлен краткая помощь по клавишам не задействованным в меню и клавише вызова краткой помощи по основному управлению (<text:span text:style-name="T2">H+RESET);</text:span></text:p>
      <text:p text:style-name="P3">- переименованны пункты сервис меню для работы с рамдиском. Теперь пункты начинаются со слова <text:span text:style-name="T2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3">- исправлено невозможность выхода из ошибочной ситуации с выводом окна. При выдаче окна прерывания были зпрещены.</text:p>
      <text:p text:style-name="P3"/>
      <text:p text:style-name="P3">21.10.2010 Версия 0.2.1 Исправление ошибок.</text:p>
      <text:p text:style-name="P3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</text:span><text:span text:style-name="T1">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3">- исправлено зависание при включение мыши по кнопке 9.</text:p>
      <text:p text:style-name="P3">- исправлен вылет в Бейсик при отсуствии мыши и попытке ее включения.</text:p>
      <text:p text:style-name="P3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3"/>
      <text:p text:style-name="P3">07.10.2010 Версия 0.1A4 Продолжение переделок, тестовая версия.</text:p>
      <text:p text:style-name="P3">- исправлен вывод файлов и директорий при количестве больше высоты окна (скроллинг и страничное перемещение).</text:p>
      <text:p text:style-name="P3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3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</text:span><text:span text:style-name="T1">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файлов.</text:span></text:p>
      <text:p text:style-name="P2">- <text:span text:style-name="T1">немного переделан детект мыши и часов.</text:span></text:p>
      <text:p text:style-name="P3">- еще немного поэкспериментировал с отображением горячих клавиш в менюшках. <text:s/></text:p>
      <text:p text:style-name="P3"/>
      <text:p text:style-name="P2"><text:span text:style-name="T1">25.09.2010 Версия 0.1</text:span>A<text:span text:style-name="T1">2 Продолжение переделок, тестовая версия.</text:span></text:p>
      <text:p text:style-name="P3">- переделал некоторые меню по внешнему виду для общего стиля.</text:p>
      <text:p text:style-name="P3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3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3">- переделка внешнего вида.</text:p>
      <text:p text:style-name="P3">- переделана обработка горячих клавиш.</text:p>
      <text:p text:style-name="P3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3"/>
      <text:p text:style-name="P2">17.09.2010 <text:span text:style-name="T1">Версия 0.1А Вторая ревизия сорцов, тестовая версия.</text:span></text:p>
      <text:p text:style-name="P3"><text:soft-page-break/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3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3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3">- исправил смену режимов без перерисовки экрана.</text:p>
      <text:p text:style-name="P3">- при смене дисковода перерисовка происходит из-за возможно открытого файлового меню.</text:p>
      <text:p text:style-name="P3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3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3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3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3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3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3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oft-page-break/><text:span text:style-name="T1">- исправлено НЕ выставление режимов компа при загрузке/запуске из </text:span>HOBETA <text:span text:style-name="T1">файлов.</text:span></text:p>
      <text:p text:style-name="P3">- исправлена возможность загрузки файлов размером максимум 40960 байт. В предыдущих версиях размер был максимум 40959 байт.</text:p>
      <text:p text:style-name="P3"/>
      <text:p text:style-name="P3">22.02.2010 Версия 0.11 Исправлен первый глюк.</text:p>
      <text:p text:style-name="P3">- неправильно отдавался тип <text:span text:style-name="T2">FAT </text:span>устройства микрозагрузчику <text:span text:style-name="T2">HOBETA </text:span>файлов.</text:p>
      <text:p text:style-name="P2"/>
      <text:p text:style-name="P2">21.02.2010 <text:span text:style-name="T1">Версия 0.1 Проверка и тестирование. </text:span></text:p>
      <text:p text:style-name="P4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5"><text:span text:style-name="T5">- все исходники разбиты на несколько файлов по смыслу, хотя распределение не окончательное и </text:span><text:span text:style-name="T5">местами не точное. Многое осталось от исходного </text:span><text:span text:style-name="T3">GLUK</text:span><text:span text:style-name="T5">а. Так сказать «забадяжил» на старых </text:span><text:span text:style-name="T5">дрожжах.</text:span></text:p>
      <text:p text:style-name="P5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5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5"><text:span text:style-name="T5">- полностью удален </text:span><text:span text:style-name="T3">PC.</text:span></text:p>
      <text:p text:style-name="P5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5"><text:span text:style-name="T3">- </text:span><text:span text:style-name="T5">удалены из исходников все опции связанные с компиляцией для АТМ.</text:span></text:p>
      <text:p text:style-name="P3">- убрана прозрачность окон.</text:p>
      <text:p text:style-name="P3">- убран вывод на экран уменьшенных копий сохраненных экранов, что создавало мусор на экране.</text:p>
      <text:p text:style-name="P5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5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</text:span><text:span text:style-name="T3">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</text:span><text:span text:style-name="T5">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1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3">- временно убрана раскраска главного окна.</text:p>
      <text:p text:style-name="P5"><text:span text:style-name="T5">- у часов теперь не 2 состояния, а 3. Часы не найдены, на экране надпись </text:span><text:span text:style-name="T3">«NO CMOS». </text:span><text:span text:style-name="T5">Часы </text:span><text:span text:style-name="T5">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5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</text:span><text:span text:style-name="T5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5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</text:span><text:span text:style-name="T5">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3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5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</text:span><text:span text:style-name="T5">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</text:span><text:span text:style-name="T5">перерисовкой экрана без главного меню и выбранном диске </text:span><text:span text:style-name="T3">«A».</text:span></text:p>
      <text:p text:style-name="P4"><text:span text:style-name="T3">- </text:span><text:span text:style-name="T4">из-за использования части старого кода и неизменном (пока) главном цикле опроса управления не </text:span><text:span text:style-name="T4">устранен глюк с блокировкой клавиатуры. При наведении курсора мыши на буковки выбора дисководов </text:span><text:span text:style-name="T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4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5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4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4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5-16T12:59:49.82</dc:date>
    <meta:editing-duration>P19DT10H8M41S</meta:editing-duration>
    <meta:editing-cycles>107</meta:editing-cycles>
    <meta:generator>LibreOffice/3.3$Win32 LibreOffice_project/330m19$Build-202</meta:generator>
    <meta:document-statistic meta:table-count="0" meta:image-count="0" meta:object-count="0" meta:page-count="5" meta:paragraph-count="165" meta:word-count="2206" meta:character-count="15142"/>
  </office:meta>
</office:document-meta>
</file>